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d968c" officeooo:paragraph-rsid="000d968c"/>
    </style:style>
    <style:style style:name="P2" style:family="paragraph" style:parent-style-name="Standard">
      <style:paragraph-properties fo:text-align="justify" style:justify-single-word="false"/>
      <style:text-properties officeooo:rsid="000d968c" officeooo:paragraph-rsid="000d968c"/>
    </style:style>
    <style:style style:name="P3" style:family="paragraph" style:parent-style-name="Standard">
      <style:paragraph-properties fo:text-align="justify" style:justify-single-word="false"/>
      <style:text-properties officeooo:rsid="000edc1e" officeooo:paragraph-rsid="000edc1e"/>
    </style:style>
    <style:style style:name="P4" style:family="paragraph" style:parent-style-name="Standard">
      <style:paragraph-properties fo:text-align="justify" style:justify-single-word="false"/>
      <style:text-properties officeooo:rsid="00106ed1" officeooo:paragraph-rsid="00106ed1"/>
    </style:style>
    <style:style style:name="P5" style:family="paragraph" style:parent-style-name="Standard">
      <style:paragraph-properties fo:text-align="justify" style:justify-single-word="false"/>
      <style:text-properties officeooo:rsid="00113168" officeooo:paragraph-rsid="00113168"/>
    </style:style>
    <style:style style:name="P6" style:family="paragraph" style:parent-style-name="Standard">
      <style:paragraph-properties fo:text-align="justify" style:justify-single-word="false"/>
      <style:text-properties officeooo:rsid="00113168" officeooo:paragraph-rsid="0012d307"/>
    </style:style>
    <style:style style:name="P7" style:family="paragraph" style:parent-style-name="Standard">
      <style:paragraph-properties fo:text-align="justify" style:justify-single-word="false"/>
      <style:text-properties officeooo:rsid="00138350" officeooo:paragraph-rsid="00138350"/>
    </style:style>
    <style:style style:name="P8" style:family="paragraph" style:parent-style-name="Standard">
      <style:paragraph-properties fo:text-align="justify" style:justify-single-word="false"/>
      <style:text-properties officeooo:rsid="001717c0" officeooo:paragraph-rsid="001717c0"/>
    </style:style>
    <style:style style:name="P9" style:family="paragraph" style:parent-style-name="Standard">
      <style:paragraph-properties fo:text-align="justify" style:justify-single-word="false"/>
      <style:text-properties officeooo:rsid="001ca8f6" officeooo:paragraph-rsid="001ca8f6"/>
    </style:style>
    <style:style style:name="P10" style:family="paragraph" style:parent-style-name="Standard">
      <style:paragraph-properties fo:text-align="justify" style:justify-single-word="false"/>
      <style:text-properties fo:font-weight="normal" officeooo:rsid="0020dbb4" officeooo:paragraph-rsid="0020dbb4" style:font-weight-asian="normal" style:font-weight-complex="normal"/>
    </style:style>
    <style:style style:name="P11" style:family="paragraph" style:parent-style-name="Standard">
      <style:paragraph-properties fo:text-align="justify" style:justify-single-word="false"/>
      <style:text-properties fo:font-weight="normal" officeooo:rsid="0023810a" officeooo:paragraph-rsid="0023810a" style:font-weight-asian="normal" style:font-weight-complex="normal"/>
    </style:style>
    <style:style style:name="P12" style:family="paragraph" style:parent-style-name="Standard">
      <style:paragraph-properties fo:text-align="justify" style:justify-single-word="false"/>
      <style:text-properties fo:font-weight="normal" officeooo:rsid="00254b62" officeooo:paragraph-rsid="00254b62" style:font-weight-asian="normal" style:font-weight-complex="normal"/>
    </style:style>
    <style:style style:name="P13" style:family="paragraph" style:parent-style-name="Standard">
      <style:paragraph-properties fo:text-align="justify" style:justify-single-word="false"/>
      <style:text-properties fo:font-weight="normal" officeooo:rsid="002692d7" officeooo:paragraph-rsid="002692d7" style:font-weight-asian="normal" style:font-weight-complex="normal"/>
    </style:style>
    <style:style style:name="P14" style:family="paragraph" style:parent-style-name="Standard">
      <style:paragraph-properties fo:text-align="justify" style:justify-single-word="false"/>
      <style:text-properties fo:font-weight="bold" officeooo:rsid="0023810a" officeooo:paragraph-rsid="0023810a" style:font-weight-asian="bold" style:font-weight-complex="bold"/>
    </style:style>
    <style:style style:name="P15" style:family="paragraph" style:parent-style-name="Standard">
      <style:paragraph-properties fo:text-align="justify" style:justify-single-word="false"/>
      <style:text-properties fo:font-weight="bold" officeooo:rsid="00254b62" officeooo:paragraph-rsid="00254b62" style:font-weight-asian="bold" style:font-weight-complex="bold"/>
    </style:style>
    <style:style style:name="P16" style:family="paragraph" style:parent-style-name="Standard" style:list-style-name="L1">
      <style:paragraph-properties fo:text-align="justify" style:justify-single-word="false"/>
      <style:text-properties officeooo:rsid="000edc1e" officeooo:paragraph-rsid="000edc1e"/>
    </style:style>
    <style:style style:name="P17" style:family="paragraph" style:parent-style-name="Standard" style:list-style-name="L1">
      <style:paragraph-properties fo:text-align="justify" style:justify-single-word="false"/>
      <style:text-properties officeooo:rsid="00101e8a" officeooo:paragraph-rsid="00101e8a"/>
    </style:style>
    <style:style style:name="P18" style:family="paragraph" style:parent-style-name="Standard">
      <style:paragraph-properties fo:text-align="justify" style:justify-single-word="false"/>
      <style:text-properties officeooo:rsid="0012d307" officeooo:paragraph-rsid="0012d307"/>
    </style:style>
    <style:style style:name="P19" style:family="paragraph" style:parent-style-name="Standard" style:list-style-name="L2">
      <style:paragraph-properties fo:text-align="justify" style:justify-single-word="false"/>
      <style:text-properties fo:font-weight="normal" officeooo:rsid="002692d7" officeooo:paragraph-rsid="002692d7" style:font-weight-asian="normal" style:font-weight-complex="normal"/>
    </style:style>
    <style:style style:name="P20" style:family="paragraph" style:parent-style-name="Standard" style:list-style-name="L2">
      <style:paragraph-properties fo:text-align="justify" style:justify-single-word="false"/>
      <style:text-properties fo:font-weight="normal" officeooo:rsid="002692d7" officeooo:paragraph-rsid="003365ae" style:font-weight-asian="normal" style:font-weight-complex="normal"/>
    </style:style>
    <style:style style:name="P21" style:family="paragraph" style:parent-style-name="Standard" style:list-style-name="L3">
      <style:paragraph-properties fo:text-align="justify" style:justify-single-word="false"/>
      <style:text-properties fo:font-weight="normal" officeooo:rsid="0020dbb4" officeooo:paragraph-rsid="0020dbb4" style:font-weight-asian="normal" style:font-weight-complex="normal"/>
    </style:style>
    <style:style style:name="P22" style:family="paragraph" style:parent-style-name="Standard" style:list-style-name="L3">
      <style:paragraph-properties fo:text-align="justify" style:justify-single-word="false"/>
      <style:text-properties fo:font-weight="normal" officeooo:rsid="00212421" officeooo:paragraph-rsid="00212421" style:font-weight-asian="normal" style:font-weight-complex="normal"/>
    </style:style>
    <style:style style:name="P23" style:family="paragraph" style:parent-style-name="Standard" style:list-style-name="L3">
      <style:paragraph-properties fo:text-align="justify" style:justify-single-word="false"/>
      <style:text-properties fo:font-weight="normal" officeooo:rsid="00216eee" officeooo:paragraph-rsid="00216eee" style:font-weight-asian="normal" style:font-weight-complex="normal"/>
    </style:style>
    <style:style style:name="P24" style:family="paragraph" style:parent-style-name="Standard" style:list-style-name="L3">
      <style:paragraph-properties fo:text-align="justify" style:justify-single-word="false"/>
      <style:text-properties fo:font-weight="normal" officeooo:rsid="00235468" officeooo:paragraph-rsid="00235468" style:font-weight-asian="normal" style:font-weight-complex="normal"/>
    </style:style>
    <style:style style:name="P25" style:family="paragraph" style:parent-style-name="Standard">
      <style:paragraph-properties fo:text-align="justify" style:justify-single-word="false"/>
      <style:text-properties fo:font-weight="normal" officeooo:rsid="00235468" officeooo:paragraph-rsid="00235468" style:font-weight-asian="normal" style:font-weight-complex="normal"/>
    </style:style>
    <style:style style:name="T1" style:family="text">
      <style:text-properties officeooo:rsid="00101e8a"/>
    </style:style>
    <style:style style:name="T2" style:family="text">
      <style:text-properties officeooo:rsid="00148619"/>
    </style:style>
    <style:style style:name="T3" style:family="text">
      <style:text-properties officeooo:rsid="0018bb6f"/>
    </style:style>
    <style:style style:name="T4" style:family="text">
      <style:text-properties officeooo:rsid="0019688d"/>
    </style:style>
    <style:style style:name="T5" style:family="text">
      <style:text-properties officeooo:rsid="001983d6"/>
    </style:style>
    <style:style style:name="T6" style:family="text">
      <style:text-properties officeooo:rsid="001b7ad2"/>
    </style:style>
    <style:style style:name="T7" style:family="text">
      <style:text-properties officeooo:rsid="001b8d64"/>
    </style:style>
    <style:style style:name="T8" style:family="text">
      <style:text-properties officeooo:rsid="001bb3db"/>
    </style:style>
    <style:style style:name="T9" style:family="text">
      <style:text-properties fo:font-weight="bold" style:font-weight-asian="bold" style:font-weight-complex="bold"/>
    </style:style>
    <style:style style:name="T10" style:family="text">
      <style:text-properties fo:font-weight="bold" officeooo:rsid="002a2e23" style:font-weight-asian="bold" style:font-weight-complex="bold"/>
    </style:style>
    <style:style style:name="T11" style:family="text">
      <style:text-properties officeooo:rsid="0020dbb4"/>
    </style:style>
    <style:style style:name="T12" style:family="text">
      <style:text-properties officeooo:rsid="00212421"/>
    </style:style>
    <style:style style:name="T13" style:family="text">
      <style:text-properties officeooo:rsid="002a41e1"/>
    </style:style>
    <style:style style:name="T14" style:family="text">
      <style:text-properties officeooo:rsid="002ab076"/>
    </style:style>
    <style:style style:name="T15" style:family="text">
      <style:text-properties officeooo:rsid="002ab833"/>
    </style:style>
    <style:style style:name="T16" style:family="text">
      <style:text-properties officeooo:rsid="002cb6e0"/>
    </style:style>
    <style:style style:name="T17" style:family="text">
      <style:text-properties officeooo:rsid="002f99ff"/>
    </style:style>
    <style:style style:name="T18" style:family="text">
      <style:text-properties officeooo:rsid="0032194a"/>
    </style:style>
    <style:style style:name="T19" style:family="text">
      <style:text-properties officeooo:rsid="0032d155"/>
    </style:style>
    <style:style style:name="T20" style:family="text">
      <style:text-properties fo:font-style="italic" officeooo:rsid="003365ae" style:font-style-asian="italic" style:font-style-complex="italic"/>
    </style:style>
    <style:style style:name="T21" style:family="text">
      <style:text-properties fo:font-style="normal" officeooo:rsid="003365ae" style:font-style-asian="normal" style:font-style-complex="normal"/>
    </style:style>
    <style:style style:name="T22" style:family="text">
      <style:text-properties fo:font-style="normal" officeooo:rsid="0033d1d8"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yle Kestner</text:p>
      <text:p text:style-name="P1">Muniru Lamin</text:p>
      <text:p text:style-name="P1">COSC420 <text:span text:style-name="T11">Problem 603</text:span></text:p>
      <text:p text:style-name="P1">Dr Anderson</text:p>
      <text:p text:style-name="P1">10/20/19</text:p>
      <text:p text:style-name="P1"/>
      <text:p text:style-name="P2"><text:tab/><text:tab/><text:tab/><text:tab/><text:tab/><text:tab/><text:span text:style-name="T9">Problem 603 </text:span><text:span text:style-name="T10">Read-me</text:span></text:p>
      <text:p text:style-name="P3">Problem 603 of the Project Euler has to deal with sub-string sum of prime concatenations.</text:p>
      <text:p text:style-name="P3">The problem has four main steps to get the final answer.</text:p>
      <text:list xml:id="list4252247323" text:style-name="L1">
        <text:list-item>
          <text:p text:style-name="P16">First step is to generate prime numbers, <text:span text:style-name="T1">based on the amount specified. P(n).</text:span></text:p>
        </text:list-item>
        <text:list-item>
          <text:p text:style-name="P16">Second step is to concatenate the prime numbers generated by the amount of copies specified. <text:span text:style-name="T1">C(n,k) <text:s/>n = number of prime numbers, k = copies of P(n).</text:span></text:p>
        </text:list-item>
        <text:list-item>
          <text:p text:style-name="P16">Third step is to make the concatenated prime numbers into on big integer number.</text:p>
        </text:list-item>
        <text:list-item>
          <text:p text:style-name="P16">The final step is <text:span text:style-name="T1">to get the sum of all contiguous sub strings that can be formed from the big integer prime number. S(C(n,k)) mod (10^9 + 7).</text:span></text:p>
          <text:list>
            <text:list-item>
              <text:list>
                <text:list-header>
                  <text:p text:style-name="P17">Sum of contiguous explanation</text:p>
                </text:list-header>
                <text:list-item>
                  <text:p text:style-name="P17">Ex. Let S(n): S(2024) = 2 + 0 + 2 + 4 + 20 + 02 + 24 + 202 + 024 + 2024 = 2304</text:p>
                </text:list-item>
              </text:list>
            </text:list-item>
          </text:list>
        </text:list-item>
      </text:list>
      <text:p text:style-name="P4"/>
      <text:p text:style-name="P4">Based on these different steps, we divided each steps into its own functions so that its easier to get the final answer by just calling the functions.</text:p>
      <text:p text:style-name="P4"/>
      <text:p text:style-name="P5">Our first function is used to generate the amount of prime numbers specified for the problem, which in this case is the first 1 million prime numbers. Our function receives an array and the number prime to be generated, and goes through an algorithm to get the first million prime numbers.</text:p>
      <text:p text:style-name="P5"/>
      <text:p text:style-name="P6">Our Second function is used to do the second step. It takes the first array of million prime numbers, and a new array to hold the concatenated numbers, and the number of copies specified to be concatenated. All the functions does is goes through the loop of amount of copies, and puts it in the new array.</text:p>
      <text:p text:style-name="P6"/>
      <text:p text:style-name="P18">Our third function is used to get the big integer of the concatenated prime numbers. The function goes through the array and takes each number and multiply and add the number by its base to get one big integer.</text:p>
      <text:p text:style-name="P6"/>
      <text:p text:style-name="P7">Our fourth function is used for step four, which is the main function that gets the final answer. This function gets the big integer and length of it. Based on the example given, to get the contiguous the number is added and buffer size is incremented until the buffer size is equal to the length of the last million prime number. Once all the numbers are added once, it is incremented by 1. Within that loop there is another loop that does the addition for each buffer length. <text:span text:style-name="T2">Once it is done adding each buffer size and all the individual numbers, it is modded by (10^9 + 7) , and that should be the final answer.</text:span></text:p>
      <text:p text:style-name="P7"/>
      <text:p text:style-name="P8">All of these functions were created to test get answer for the problem sequentially.</text:p>
      <text:p text:style-name="P8">After making this program we tried testing the code on smaller amount of prime numbers and and it worked fine, but when tested on number larger that 10,000, it would either take a very long time, or it would give a segmentation fault. We realized that there were some algorithms in our program that <text:span text:style-name="T3">made</text:span> <text:span text:style-name="T3">it</text:span> take so long, <text:span text:style-name="T4">one of them was the first function</text:span>. <text:span text:style-name="T5">W</text:span>e took a different approach on how to generate the prime numbers so that way it would <text:span text:style-name="T6">decrease</text:span> our time. <text:span text:style-name="T14">By changing our prime number generation to the Sieve of Erostosthenes algorithm, we were able to reduce our prime number generation from 8.12 hours to 6.92 seconds.</text:span> After solving that problem, we <text:span text:style-name="T15">were not able to</text:span> test <text:span text:style-name="T7">the program</text:span> <text:span text:style-name="T15">on the target number </text:span>because if we were to run our serial program on a million prime numbers concatenated a <text:soft-page-break/>trillion times modded by (10^9 + 7) it would take <text:span text:style-name="T16">an impossibly</text:span> long time to go through our contiguous function. <text:span text:style-name="T8">Based on our algorithm, contiguous would run for a very long time before we can get our answer. </text:span></text:p>
      <text:p text:style-name="P8"/>
      <text:p text:style-name="P15">What went wrong</text:p>
      <text:p text:style-name="P12"><text:tab/>As we developed our solutions, as explained above, unfortunately we could not get our solution because testing would’ve taken too long to get our answer.</text:p>
      <text:p text:style-name="P12"/>
      <text:p text:style-name="P14">Some difficulties we ran into while solving the problem</text:p>
      <text:p text:style-name="P13">This problem has a lot of difficulties that we ran into.</text:p>
      <text:list xml:id="list3191384125" text:style-name="L2">
        <text:list-item>
          <text:p text:style-name="P19">The size of the numbers given to solve problem made the problem difficult because we had to find different ways to make sure we <text:span text:style-name="T13">did not</text:span> have data overflow because of the number being so large. <text:span text:style-name="T14">We attempted different solutions to handle these large numbers, but none of them panned out. These include attempting to convert all calculated numbers from base 10 to base INT_MAX from the limits.h library and converting our serial program to use the GMP library. The GMP library proved able to handle storing the result of P(N) just fine, but testing the contiguous function serially would have still taken an impossibly large amount of time. We have included the GMP implemented version of our serial program on our github. This version further optimizes our original serial program by removing the need for our concat_Copies, bigInt, get_Intbuf, and count functions.</text:span></text:p>
        </text:list-item>
        <text:list-item>
          <text:p text:style-name="P19">Having a large number also made it difficult to test because it would take <text:span text:style-name="T13">an impossibly large amount of time</text:span> before <text:span text:style-name="T13">we could get</text:span> our test answer, <text:span text:style-name="T13">making</text:span> time management difficult. <text:span text:style-name="T18">Because of the impossibly large number C(N, k), it would take weeks to calculate the final answer serially, due to the serial nature of the contiguous function. As a result, we were unable to obtain a serial runtime to measure speedup and efficiency with.</text:span></text:p>
        </text:list-item>
        <text:list-item>
          <text:p text:style-name="P20">Another problem we ran into was <text:span text:style-name="T17">in</text:span> parallelizing the program. <text:span text:style-name="T19">We were able to pinpoint moments where parallelization would be effective, but we began to question the triviality of doing so. In our contiguous function, a buffer of size 1→length reads through the entire C(N, k) number and adds whatever it reads into the buffer at each step to a local sum, which is then added to a global sum. How one could parallelize this process is by scattering the original C(N, k) number, dividing it by </text:span><text:span text:style-name="T20">p</text:span><text:span text:style-name="T21"> (number of processes), and have the buffer read through these divided segments and add to their local sums as they read through and reduce at the end, then add this reduce to the global sum and increment buffer size for next pass. Keep in mind that C(N, k) is the number P(10^6), which is 10^7245905 digits long, concatenated onto itself 10^12 times. This means that C(N, k) is effectively 10^86950860 digits long. No matter how small we divide C(N, k) between any number of processes, the algorithm still has to count through all 10^86950860 digits of C(N, k) serially at least once. </text:span><text:span text:style-name="T22">This is where the triviality of the parallelization arises.</text:span></text:p>
        </text:list-item>
      </text:list>
      <text:p text:style-name="P11"/>
      <text:p text:style-name="P8"/>
      <text:p text:style-name="P9"><text:tab/><text:tab/><text:span text:style-name="T9">Time and number of operations performed by our solution</text:span></text:p>
      <text:p text:style-name="P10">The times and number of operations recorded are only done for the serial part of our program because we could did not get to parallelize the program. The time of operation for our serial is just the different amount of steps we went through to get our solutions. </text:p>
      <text:list xml:id="list4213611271" text:style-name="L3">
        <text:list-item>
          <text:p text:style-name="P21"><text:soft-page-break/>Step 1 generates the prime numbers, which goes through 2 for loops, 1 for the amount of prime and another for the next prime comparison. Based on the comparison and storing the prime in an array the number of operations is 2n^2 n = the amount of primes.</text:p>
        </text:list-item>
        <text:list-item>
          <text:p text:style-name="P21">Step 2 concat<text:span text:style-name="T12">enates</text:span> the prime for as many copies specified, so the number of operations is <text:span text:style-name="T12">2n^2.</text:span></text:p>
        </text:list-item>
        <text:list-item>
          <text:p text:style-name="P22">Step 3 gets the big integer number. Which does a couple of mini steps with in this step</text:p>
          <text:list>
            <text:list-header>
              <text:p text:style-name="P23">1. First step gets a single element from the array of the prime numbers and goes through a process making it into just an integer number</text:p>
              <text:p text:style-name="P23">2. second step adds the integer number in a temporary big int space, and continue to add the next number onto it until the last number.</text:p>
              <text:p text:style-name="P23">The number of operation for this is 3n^2.</text:p>
            </text:list-header>
          </text:list>
        </text:list-item>
        <text:list-item>
          <text:p text:style-name="P23">Step 4 does the final solution.</text:p>
          <text:list>
            <text:list-item>
              <text:p text:style-name="P24">Goes through a loop for each buffer size until the length of the big concatenated number.</text:p>
            </text:list-item>
            <text:list-item>
              <text:p text:style-name="P24">Then goes through another loop to do individual calculation of the numbers.</text:p>
            </text:list-item>
            <text:list-item>
              <text:p text:style-name="P24">Goes through another loop to store numbers in a temp buffer </text:p>
            </text:list-item>
            <text:list-item>
              <text:p text:style-name="P24">Finally goes through another loop to add each number individually.</text:p>
            </text:list-item>
          </text:list>
        </text:list-item>
      </text:list>
      <text:p text:style-name="P25"><text:tab/><text:tab/>The number of operations for this step is 3n^4.</text:p>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0T17:57:45.949008414</meta:creation-date>
    <dc:date>2019-10-20T23:32:55.829752690</dc:date>
    <meta:editing-duration>PT1H51M24S</meta:editing-duration>
    <meta:editing-cycles>37</meta:editing-cycles>
    <meta:generator>LibreOffice/5.3.6.1$Linux_X86_64 LibreOffice_project/30$Build-1</meta:generator>
    <meta:document-statistic meta:table-count="0" meta:image-count="0" meta:object-count="0" meta:page-count="3" meta:paragraph-count="42" meta:word-count="1387" meta:character-count="7626" meta:non-whitespace-character-count="6286"/>
  </office:meta>
</office:document-meta>
</file>